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value-type" style:repeat-content="false" style:vertical-align="automatic"/>
      <style:paragraph-properties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TestPlan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D</text:p>
          </table:table-cell>
          <table:table-cell/>
          <table:table-cell office:value-type="string" calcext:value-type="string">
            <text:p>Key</text:p>
          </table:table-cell>
          <table:table-cell table:style-name="ce7" office:value-type="string" calcext:value-type="string" table:number-columns-spanned="4" table:number-rows-spanned="1">
            <text:p>haven’t done, not necessary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formula="of:=[.A2]*2" office:value-type="float" office:value="16" calcext:value-type="float">
            <text:p>16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formula="of:=[.A3]*2" office:value-type="float" office:value="32" calcext:value-type="float">
            <text:p>32</text:p>
          </table:table-cell>
          <table:table-cell office:value-type="string" calcext:value-type="string">
            <text:p>VB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.A4]*2" office:value-type="float" office:value="64" calcext:value-type="float">
            <text:p>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.A5]*2" office:value-type="float" office:value="128" calcext:value-type="float">
            <text:p>1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[.A6]*2" office:value-type="float" office:value="256" calcext:value-type="float">
            <text:p>2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7]*2" office:value-type="float" office:value="512" calcext:value-type="float">
            <text:p>5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[.A8]*2" office:value-type="float" office:value="1024" calcext:value-type="float">
            <text:p>10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6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4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ce6"/>
          <table:covered-table-cell table:style-name="ce3"/>
          <table:covered-table-cell table:number-columns-repeated="4" table:style-name="ce2"/>
          <table:table-cell table:style-name="ce4"/>
          <table:covered-table-cell table:style-name="ce3"/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ce6"/>
          <table:covered-table-cell table:style-name="ce3"/>
          <table:covered-table-cell table:number-columns-repeated="4" table:style-name="ce2"/>
          <table:table-cell table:style-name="ce4"/>
          <table:covered-table-cell table:style-name="ce3"/>
          <table:covered-table-cell table:number-columns-repeated="4" table:style-name="ce2"/>
          <table:table-cell table:number-columns-repeated="1007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n + 1 light + normals off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1 light + normals on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ff + 4 light + normals on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ff + 8 light + normals on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n + 1 light + normals on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n + 4 light + normals on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n + 8 light + normals on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5" table:number-rows-spanned="1">
            <text:p><text:s/>wireframe on + lighting off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 table:style-name="ce2" office:value-type="string" calcext:value-type="string" table:number-columns-spanned="1" table:number-rows-spanned="6">
            <text:p>on</text:p>
          </table:table-cell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 table:style-name="Default"/>
          <table:covered-table-cell table:number-columns-repeated="5" table:style-name="ce2"/>
          <table:table-cell table:style-name="Default" table:number-columns-repeated="5"/>
          <table:table-cell table:number-columns-repeated="1008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number-columns-repeated="5" table:style-name="ce2"/>
          <table:table-cell table:style-name="Default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4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number-columns-repeated="5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number-columns-repeated="5" table:style-name="ce2"/>
          <table:table-cell table:style-name="Default"/>
          <table:table-cell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number-columns-repeated="1018"/>
        </table:table-row>
        <table:table-row table:style-name="ro1">
          <table:covered-table-cell table:number-columns-repeated="5" table:style-name="ce2"/>
          <table:table-cell table:style-name="Default"/>
          <table:table-cell table:number-columns-repeated="1018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lighting off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2" office:value-type="string" calcext:value-type="string">
            <text:p>OSD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 table:style-name="Default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table-column table:style-name="co1" table:number-columns-repeated="1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RM:im | WF:off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im | WF:off | L:on | LC:4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im | WF:off | L:on | LC:8 | N:off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0.39" calcext:value-type="float">
            <text:p>1610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4.39" calcext:value-type="float">
            <text:p>1614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9" calcext:value-type="float">
            <text:p>0.59</text:p>
          </table:table-cell>
          <table:table-cell office:value-type="float" office:value="1706.29" calcext:value-type="float">
            <text:p>170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0.95" calcext:value-type="float">
            <text:p>0.95</text:p>
          </table:table-cell>
          <table:table-cell office:value-type="float" office:value="1048.9" calcext:value-type="float">
            <text:p>1048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92" calcext:value-type="float">
            <text:p>0.92</text:p>
          </table:table-cell>
          <table:table-cell office:value-type="float" office:value="1082.92" calcext:value-type="float">
            <text:p>1082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91" calcext:value-type="float">
            <text:p>0.91</text:p>
          </table:table-cell>
          <table:table-cell office:value-type="float" office:value="1104.9" calcext:value-type="float">
            <text:p>1104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4" calcext:value-type="float">
            <text:p>2.14</text:p>
          </table:table-cell>
          <table:table-cell office:value-type="float" office:value="467.53" calcext:value-type="float">
            <text:p>467.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" calcext:value-type="float">
            <text:p>2.1</text:p>
          </table:table-cell>
          <table:table-cell office:value-type="float" office:value="476.52" calcext:value-type="float">
            <text:p>476.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57.53" calcext:value-type="float">
            <text:p>6157.53</text:p>
          </table:table-cell>
          <table:table-cell office:value-type="float" office:value="2.1" calcext:value-type="float">
            <text:p>2.1</text:p>
          </table:table-cell>
          <table:table-cell office:value-type="float" office:value="476.57" calcext:value-type="float">
            <text:p>476.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6.76" calcext:value-type="float">
            <text:p>6.76</text:p>
          </table:table-cell>
          <table:table-cell office:value-type="float" office:value="147.85" calcext:value-type="float">
            <text:p>147.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90.82" calcext:value-type="float">
            <text:p>24590.82</text:p>
          </table:table-cell>
          <table:table-cell office:value-type="float" office:value="6.55" calcext:value-type="float">
            <text:p>6.55</text:p>
          </table:table-cell>
          <table:table-cell office:value-type="float" office:value="152.69" calcext:value-type="float">
            <text:p>152.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17.41" calcext:value-type="float">
            <text:p>24517.41</text:p>
          </table:table-cell>
          <table:table-cell office:value-type="float" office:value="6.53" calcext:value-type="float">
            <text:p>6.53</text:p>
          </table:table-cell>
          <table:table-cell office:value-type="float" office:value="153.23" calcext:value-type="float">
            <text:p>153.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5.02" calcext:value-type="float">
            <text:p>25.02</text:p>
          </table:table-cell>
          <table:table-cell office:value-type="float" office:value="39.96" calcext:value-type="float">
            <text:p>39.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168.8" calcext:value-type="float">
            <text:p>97168.8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844.93" calcext:value-type="float">
            <text:p>97844.93</text:p>
          </table:table-cell>
          <table:table-cell office:value-type="float" office:value="23.95" calcext:value-type="float">
            <text:p>23.95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8419.47" calcext:value-type="float">
            <text:p>368419.47</text:p>
          </table:table-cell>
          <table:table-cell office:value-type="float" office:value="97.09" calcext:value-type="float">
            <text:p>97.0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4250" calcext:value-type="float">
            <text:p>384250</text:p>
          </table:table-cell>
          <table:table-cell office:value-type="float" office:value="93.09" calcext:value-type="float">
            <text:p>93.09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8039.44" calcext:value-type="float">
            <text:p>388039.44</text:p>
          </table:table-cell>
          <table:table-cell office:value-type="float" office:value="92.18" calcext:value-type="float">
            <text:p>92.18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471" calcext:value-type="float">
            <text:p>1342471</text:p>
          </table:table-cell>
          <table:table-cell office:value-type="float" office:value="390.67" calcext:value-type="float">
            <text:p>390.67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07313" calcext:value-type="float">
            <text:p>1407313</text:p>
          </table:table-cell>
          <table:table-cell office:value-type="float" office:value="372.67" calcext:value-type="float">
            <text:p>372.67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23869.75" calcext:value-type="float">
            <text:p>1423869.75</text:p>
          </table:table-cell>
          <table:table-cell office:value-type="float" office:value="368.33" calcext:value-type="float">
            <text:p>368.3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61693.25" calcext:value-type="float">
            <text:p>4161693.25</text:p>
          </table:table-cell>
          <table:table-cell office:value-type="float" office:value="1512" calcext:value-type="float">
            <text:p>151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53277" calcext:value-type="float">
            <text:p>4453277</text:p>
          </table:table-cell>
          <table:table-cell office:value-type="float" office:value="1413" calcext:value-type="float">
            <text:p>1413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277688.5" calcext:value-type="float">
            <text:p>4277688.5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M:va | WF:off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a | WF:off | L:on | LC:4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a | WF:off | L:on | LC:8 | N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6" calcext:value-type="float">
            <text:p>0.56</text:p>
          </table:table-cell>
          <table:table-cell office:value-type="float" office:value="1793.21" calcext:value-type="float">
            <text:p>1793.2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33.07" calcext:value-type="float">
            <text:p>1933.0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09.09" calcext:value-type="float">
            <text:p>1909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1" calcext:value-type="float">
            <text:p>0.61</text:p>
          </table:table-cell>
          <table:table-cell office:value-type="float" office:value="1639.36" calcext:value-type="float">
            <text:p>163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7" calcext:value-type="float">
            <text:p>0.57</text:p>
          </table:table-cell>
          <table:table-cell office:value-type="float" office:value="1744.26" calcext:value-type="float">
            <text:p>1744.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7" calcext:value-type="float">
            <text:p>0.57</text:p>
          </table:table-cell>
          <table:table-cell office:value-type="float" office:value="1751.25" calcext:value-type="float">
            <text:p>1751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4" calcext:value-type="float">
            <text:p>0.74</text:p>
          </table:table-cell>
          <table:table-cell office:value-type="float" office:value="1344.66" calcext:value-type="float">
            <text:p>1344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1" calcext:value-type="float">
            <text:p>0.71</text:p>
          </table:table-cell>
          <table:table-cell office:value-type="float" office:value="1410.59" calcext:value-type="float">
            <text:p>1410.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1" calcext:value-type="float">
            <text:p>0.71</text:p>
          </table:table-cell>
          <table:table-cell office:value-type="float" office:value="1400.6" calcext:value-type="float">
            <text:p>1400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5" calcext:value-type="float">
            <text:p>1.25</text:p>
          </table:table-cell>
          <table:table-cell office:value-type="float" office:value="803.2" calcext:value-type="float">
            <text:p>803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90.82" calcext:value-type="float">
            <text:p>24590.82</text:p>
          </table:table-cell>
          <table:table-cell office:value-type="float" office:value="1.19" calcext:value-type="float">
            <text:p>1.19</text:p>
          </table:table-cell>
          <table:table-cell office:value-type="float" office:value="839.32" calcext:value-type="float">
            <text:p>839.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9" calcext:value-type="float">
            <text:p>1.19</text:p>
          </table:table-cell>
          <table:table-cell office:value-type="float" office:value="838.16" calcext:value-type="float">
            <text:p>838.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18" calcext:value-type="float">
            <text:p>3.18</text:p>
          </table:table-cell>
          <table:table-cell office:value-type="float" office:value="314.69" calcext:value-type="float">
            <text:p>314.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137.59" calcext:value-type="float">
            <text:p>98137.59</text:p>
          </table:table-cell>
          <table:table-cell office:value-type="float" office:value="3.05" calcext:value-type="float">
            <text:p>3.05</text:p>
          </table:table-cell>
          <table:table-cell office:value-type="float" office:value="328.02" calcext:value-type="float">
            <text:p>328.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05" calcext:value-type="float">
            <text:p>3.05</text:p>
          </table:table-cell>
          <table:table-cell office:value-type="float" office:value="327.67" calcext:value-type="float">
            <text:p>327.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8422.53" calcext:value-type="float">
            <text:p>388422.53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904.41" calcext:value-type="float">
            <text:p>391904.41</text:p>
          </table:table-cell>
          <table:table-cell office:value-type="float" office:value="22.82" calcext:value-type="float">
            <text:p>22.82</text:p>
          </table:table-cell>
          <table:table-cell office:value-type="float" office:value="43.82" calcext:value-type="float">
            <text:p>43.8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2686.62" calcext:value-type="float">
            <text:p>392686.62</text:p>
          </table:table-cell>
          <table:table-cell office:value-type="float" office:value="22.77" calcext:value-type="float">
            <text:p>22.77</text:p>
          </table:table-cell>
          <table:table-cell office:value-type="float" office:value="43.91" calcext:value-type="float">
            <text:p>43.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2011.75" calcext:value-type="float">
            <text:p>1532011.75</text:p>
          </table:table-cell>
          <table:table-cell table:style-name="ce11" office:value-type="float" office:value="93.36" calcext:value-type="float">
            <text:p>93.36</text:p>
          </table:table-cell>
          <table:table-cell table:style-name="ce11" office:value-type="float" office:value="10.71" calcext:value-type="float">
            <text:p>10.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0170.12" calcext:value-type="float">
            <text:p>1520170.12</text:p>
          </table:table-cell>
          <table:table-cell office:value-type="float" office:value="86.25" calcext:value-type="float">
            <text:p>86.25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6067.88" calcext:value-type="float">
            <text:p>1526067.88</text:p>
          </table:table-cell>
          <table:table-cell office:value-type="float" office:value="85.92" calcext:value-type="float">
            <text:p>85.92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720436.5" calcext:value-type="float">
            <text:p>5720436.5</text:p>
          </table:table-cell>
          <table:table-cell office:value-type="float" office:value="366.67" calcext:value-type="float">
            <text:p>366.6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004274.5" calcext:value-type="float">
            <text:p>6004274.5</text:p>
          </table:table-cell>
          <table:table-cell office:value-type="float" office:value="349.33" calcext:value-type="float">
            <text:p>349.33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998551" calcext:value-type="float">
            <text:p>5998551</text:p>
          </table:table-cell>
          <table:table-cell office:value-type="float" office:value="349.67" calcext:value-type="float">
            <text:p>349.6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M:vbo | WF:off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bo | WF:off | L:on | LC:4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bo | WF:off | L:on | LC:8 | N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9" calcext:value-type="float">
            <text:p>0.69</text:p>
          </table:table-cell>
          <table:table-cell office:value-type="float" office:value="1439.56" calcext:value-type="float">
            <text:p>1439.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4" calcext:value-type="float">
            <text:p>0.64</text:p>
          </table:table-cell>
          <table:table-cell office:value-type="float" office:value="1559.44" calcext:value-type="float">
            <text:p>1559.4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7" calcext:value-type="float">
            <text:p>0.67</text:p>
          </table:table-cell>
          <table:table-cell office:value-type="float" office:value="1501.5" calcext:value-type="float">
            <text:p>150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73" calcext:value-type="float">
            <text:p>0.73</text:p>
          </table:table-cell>
          <table:table-cell office:value-type="float" office:value="1371.63" calcext:value-type="float">
            <text:p>1371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8" calcext:value-type="float">
            <text:p>0.68</text:p>
          </table:table-cell>
          <table:table-cell office:value-type="float" office:value="1471.53" calcext:value-type="float">
            <text:p>1471.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8" calcext:value-type="float">
            <text:p>0.68</text:p>
          </table:table-cell>
          <table:table-cell office:value-type="float" office:value="1467.53" calcext:value-type="float">
            <text:p>1467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85" calcext:value-type="float">
            <text:p>0.85</text:p>
          </table:table-cell>
          <table:table-cell office:value-type="float" office:value="1181.82" calcext:value-type="float">
            <text:p>1181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9" calcext:value-type="float">
            <text:p>0.79</text:p>
          </table:table-cell>
          <table:table-cell office:value-type="float" office:value="1266.73" calcext:value-type="float">
            <text:p>1266.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9" calcext:value-type="float">
            <text:p>0.79</text:p>
          </table:table-cell>
          <table:table-cell office:value-type="float" office:value="1269.73" calcext:value-type="float">
            <text:p>1269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1" calcext:value-type="float">
            <text:p>1.21</text:p>
          </table:table-cell>
          <table:table-cell office:value-type="float" office:value="825.17" calcext:value-type="float">
            <text:p>825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2" calcext:value-type="float">
            <text:p>1.22</text:p>
          </table:table-cell>
          <table:table-cell office:value-type="float" office:value="819.18" calcext:value-type="float">
            <text:p>819.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6" calcext:value-type="float">
            <text:p>1.16</text:p>
          </table:table-cell>
          <table:table-cell office:value-type="float" office:value="860.14" calcext:value-type="float">
            <text:p>860.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7" calcext:value-type="float">
            <text:p>2.7</text:p>
          </table:table-cell>
          <table:table-cell office:value-type="float" office:value="370.63" calcext:value-type="float">
            <text:p>370.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51" calcext:value-type="float">
            <text:p>2.51</text:p>
          </table:table-cell>
          <table:table-cell office:value-type="float" office:value="398.6" calcext:value-type="float">
            <text:p>398.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56" calcext:value-type="float">
            <text:p>2.56</text:p>
          </table:table-cell>
          <table:table-cell office:value-type="float" office:value="391.22" calcext:value-type="float">
            <text:p>391.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94" calcext:value-type="float">
            <text:p>8.94</text:p>
          </table:table-cell>
          <table:table-cell office:value-type="float" office:value="111.89" calcext:value-type="float">
            <text:p>111.8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125.22" calcext:value-type="float">
            <text:p>391125.22</text:p>
          </table:table-cell>
          <table:table-cell office:value-type="float" office:value="8.11" calcext:value-type="float">
            <text:p>8.11</text:p>
          </table:table-cell>
          <table:table-cell office:value-type="float" office:value="123.26" calcext:value-type="float">
            <text:p>123.2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07" calcext:value-type="float">
            <text:p>8.07</text:p>
          </table:table-cell>
          <table:table-cell office:value-type="float" office:value="123.88" calcext:value-type="float">
            <text:p>123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42.83" calcext:value-type="float">
            <text:p>42.83</text:p>
          </table:table-cell>
          <table:table-cell office:value-type="float" office:value="23.35" calcext:value-type="float">
            <text:p>23.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39.54" calcext:value-type="float">
            <text:p>39.54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7549.5" calcext:value-type="float">
            <text:p>1527549.5</text:p>
          </table:table-cell>
          <table:table-cell office:value-type="float" office:value="39.62" calcext:value-type="float">
            <text:p>39.62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2528.5" calcext:value-type="float">
            <text:p>5132528.5</text:p>
          </table:table-cell>
          <table:table-cell office:value-type="float" office:value="245.2" calcext:value-type="float">
            <text:p>245.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387397" calcext:value-type="float">
            <text:p>5387397</text:p>
          </table:table-cell>
          <table:table-cell office:value-type="float" office:value="233.6" calcext:value-type="float">
            <text:p>233.6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364433" calcext:value-type="float">
            <text:p>5364433</text:p>
          </table:table-cell>
          <table:table-cell office:value-type="float" office:value="234.6" calcext:value-type="float">
            <text:p>234.6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9" office:value-type="string" calcext:value-type="string" table:number-columns-spanned="4" table:number-rows-spanned="1">
            <text:p>RM:im | WF:on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im | WF:off | L:on | LC: 1 | N:off | OSD:off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0.39" calcext:value-type="float">
            <text:p>1610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float" office:value="403.6" calcext:value-type="float">
            <text:p>403.6</text:p>
          </table:table-cell>
          <table:table-cell office:value-type="float" office:value="0.31" calcext:value-type="float">
            <text:p>0.31</text:p>
          </table:table-cell>
          <table:table-cell office:value-type="float" office:value="3227.77" calcext:value-type="float">
            <text:p>3227.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0.95" calcext:value-type="float">
            <text:p>0.95</text:p>
          </table:table-cell>
          <table:table-cell office:value-type="float" office:value="1048.9" calcext:value-type="float">
            <text:p>1048.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550.45" calcext:value-type="float">
            <text:p>1550.45</text:p>
          </table:table-cell>
          <table:table-cell office:value-type="float" office:value="0.66" calcext:value-type="float">
            <text:p>0.66</text:p>
          </table:table-cell>
          <table:table-cell office:value-type="float" office:value="1525.47" calcext:value-type="float">
            <text:p>1525.4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4" calcext:value-type="float">
            <text:p>2.14</text:p>
          </table:table-cell>
          <table:table-cell office:value-type="float" office:value="467.53" calcext:value-type="float">
            <text:p>467.53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1" office:value-type="float" office:value="6163.67" calcext:value-type="float">
            <text:p>6163.67</text:p>
          </table:table-cell>
          <table:table-cell table:style-name="ce11" office:value-type="float" office:value="1.84" calcext:value-type="float">
            <text:p>1.84</text:p>
          </table:table-cell>
          <table:table-cell office:value-type="float" office:value="542.91" calcext:value-type="float">
            <text:p>542.9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6.76" calcext:value-type="float">
            <text:p>6.76</text:p>
          </table:table-cell>
          <table:table-cell office:value-type="float" office:value="147.85" calcext:value-type="float">
            <text:p>147.85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1" office:value-type="float" office:value="24566.3" calcext:value-type="float">
            <text:p>24566.3</text:p>
          </table:table-cell>
          <table:table-cell table:style-name="ce11" office:value-type="float" office:value="6.43" calcext:value-type="float">
            <text:p>6.43</text:p>
          </table:table-cell>
          <table:table-cell office:value-type="float" office:value="155.53" calcext:value-type="float">
            <text:p>155.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5.02" calcext:value-type="float">
            <text:p>25.02</text:p>
          </table:table-cell>
          <table:table-cell office:value-type="float" office:value="39.96" calcext:value-type="float">
            <text:p>39.96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1" office:value-type="float" office:value="98235.53" calcext:value-type="float">
            <text:p>98235.53</text:p>
          </table:table-cell>
          <table:table-cell table:style-name="ce11" office:value-type="float" office:value="25.05" calcext:value-type="float">
            <text:p>25.05</text:p>
          </table:table-cell>
          <table:table-cell office:value-type="float" office:value="39.92" calcext:value-type="float">
            <text:p>39.9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8419.47" calcext:value-type="float">
            <text:p>368419.47</text:p>
          </table:table-cell>
          <table:table-cell office:value-type="float" office:value="97.09" calcext:value-type="float">
            <text:p>97.0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11" office:value-type="float" office:value="365340.78" calcext:value-type="float">
            <text:p>365340.78</text:p>
          </table:table-cell>
          <table:table-cell table:style-name="ce11" office:value-type="float" office:value="97.91" calcext:value-type="float">
            <text:p>97.91</text:p>
          </table:table-cell>
          <table:table-cell office:value-type="float" office:value="10.21" calcext:value-type="float">
            <text:p>10.2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471" calcext:value-type="float">
            <text:p>1342471</text:p>
          </table:table-cell>
          <table:table-cell office:value-type="float" office:value="390.67" calcext:value-type="float">
            <text:p>390.67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1" office:value-type="float" office:value="1337904.75" calcext:value-type="float">
            <text:p>1337904.75</text:p>
          </table:table-cell>
          <table:table-cell table:style-name="ce11" office:value-type="float" office:value="392" calcext:value-type="float">
            <text:p>392</text:p>
          </table:table-cell>
          <table:table-cell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61693.25" calcext:value-type="float">
            <text:p>4161693.25</text:p>
          </table:table-cell>
          <table:table-cell office:value-type="float" office:value="1512" calcext:value-type="float">
            <text:p>151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9335.5" calcext:value-type="float">
            <text:p>4099335.5</text:p>
          </table:table-cell>
          <table:table-cell office:value-type="float" office:value="1535" calcext:value-type="float">
            <text:p>1535</text:p>
          </table:table-cell>
          <table:table-cell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RM:va | WF:on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a | WF:off | L:on | LC: 1 | N:off | OSD:off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6" calcext:value-type="float">
            <text:p>0.56</text:p>
          </table:table-cell>
          <table:table-cell office:value-type="float" office:value="1793.21" calcext:value-type="float">
            <text:p>1793.2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24" calcext:value-type="float">
            <text:p>0.24</text:p>
          </table:table-cell>
          <table:table-cell office:value-type="float" office:value="4095.9" calcext:value-type="float">
            <text:p>4095.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1" calcext:value-type="float">
            <text:p>0.61</text:p>
          </table:table-cell>
          <table:table-cell office:value-type="float" office:value="1639.36" calcext:value-type="float">
            <text:p>163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28" calcext:value-type="float">
            <text:p>0.28</text:p>
          </table:table-cell>
          <table:table-cell office:value-type="float" office:value="3562.44" calcext:value-type="float">
            <text:p>3562.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4" calcext:value-type="float">
            <text:p>0.74</text:p>
          </table:table-cell>
          <table:table-cell office:value-type="float" office:value="1344.66" calcext:value-type="float">
            <text:p>1344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41" calcext:value-type="float">
            <text:p>0.41</text:p>
          </table:table-cell>
          <table:table-cell table:style-name="ce11" office:value-type="float" office:value="2439.56" calcext:value-type="float">
            <text:p>2439.5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5" calcext:value-type="float">
            <text:p>1.25</text:p>
          </table:table-cell>
          <table:table-cell office:value-type="float" office:value="803.2" calcext:value-type="float">
            <text:p>803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0.89" calcext:value-type="float">
            <text:p>0.89</text:p>
          </table:table-cell>
          <table:table-cell office:value-type="float" office:value="1118.88" calcext:value-type="float">
            <text:p>1118.8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18" calcext:value-type="float">
            <text:p>3.18</text:p>
          </table:table-cell>
          <table:table-cell office:value-type="float" office:value="314.69" calcext:value-type="float">
            <text:p>314.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81" calcext:value-type="float">
            <text:p>2.81</text:p>
          </table:table-cell>
          <table:table-cell office:value-type="float" office:value="356.29" calcext:value-type="float">
            <text:p>356.2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8422.53" calcext:value-type="float">
            <text:p>388422.53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8806.31" calcext:value-type="float">
            <text:p>388806.31</text:p>
          </table:table-cell>
          <table:table-cell office:value-type="float" office:value="23.53" calcext:value-type="float">
            <text:p>23.53</text:p>
          </table:table-cell>
          <table:table-cell office:value-type="float" office:value="42.49" calcext:value-type="float">
            <text:p>42.4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2011.75" calcext:value-type="float">
            <text:p>1532011.75</text:p>
          </table:table-cell>
          <table:table-cell table:style-name="ce11" office:value-type="float" office:value="93.36" calcext:value-type="float">
            <text:p>93.36</text:p>
          </table:table-cell>
          <table:table-cell table:style-name="ce11" office:value-type="float" office:value="10.71" calcext:value-type="float">
            <text:p>10.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67107.5" calcext:value-type="float">
            <text:p>1567107.5</text:p>
          </table:table-cell>
          <table:table-cell office:value-type="float" office:value="91.27" calcext:value-type="float">
            <text:p>91.27</text:p>
          </table:table-cell>
          <table:table-cell office:value-type="float" office:value="10.96" calcext:value-type="float">
            <text:p>10.9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720436.5" calcext:value-type="float">
            <text:p>5720436.5</text:p>
          </table:table-cell>
          <table:table-cell office:value-type="float" office:value="366.67" calcext:value-type="float">
            <text:p>366.6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837179.5" calcext:value-type="float">
            <text:p>5837179.5</text:p>
          </table:table-cell>
          <table:table-cell office:value-type="float" office:value="359.33" calcext:value-type="float">
            <text:p>359.33</text:p>
          </table:table-cell>
          <table:table-cell office:value-type="float" office:value="2.78" calcext:value-type="float">
            <text:p>2.7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RM:vbo | WF:on | L:on | LC:1 | N:off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RM:vbo | WF:off | L:on | LC: 1 | N:off | OSD:off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9" calcext:value-type="float">
            <text:p>0.69</text:p>
          </table:table-cell>
          <table:table-cell office:value-type="float" office:value="1439.56" calcext:value-type="float">
            <text:p>1439.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35" calcext:value-type="float">
            <text:p>0.35</text:p>
          </table:table-cell>
          <table:table-cell office:value-type="float" office:value="2850.15" calcext:value-type="float">
            <text:p>2850.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73" calcext:value-type="float">
            <text:p>0.73</text:p>
          </table:table-cell>
          <table:table-cell office:value-type="float" office:value="1371.63" calcext:value-type="float">
            <text:p>1371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42" calcext:value-type="float">
            <text:p>0.42</text:p>
          </table:table-cell>
          <table:table-cell office:value-type="float" office:value="2372.63" calcext:value-type="float">
            <text:p>2372.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85" calcext:value-type="float">
            <text:p>0.85</text:p>
          </table:table-cell>
          <table:table-cell office:value-type="float" office:value="1181.82" calcext:value-type="float">
            <text:p>1181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53" calcext:value-type="float">
            <text:p>0.53</text:p>
          </table:table-cell>
          <table:table-cell office:value-type="float" office:value="1891.11" calcext:value-type="float">
            <text:p>1891.1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1" calcext:value-type="float">
            <text:p>1.21</text:p>
          </table:table-cell>
          <table:table-cell office:value-type="float" office:value="825.17" calcext:value-type="float">
            <text:p>825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0.9" calcext:value-type="float">
            <text:p>0.9</text:p>
          </table:table-cell>
          <table:table-cell office:value-type="float" office:value="1109.89" calcext:value-type="float">
            <text:p>1109.8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7" calcext:value-type="float">
            <text:p>2.7</text:p>
          </table:table-cell>
          <table:table-cell office:value-type="float" office:value="370.63" calcext:value-type="float">
            <text:p>370.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33" calcext:value-type="float">
            <text:p>2.33</text:p>
          </table:table-cell>
          <table:table-cell office:value-type="float" office:value="429.14" calcext:value-type="float">
            <text:p>429.1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94" calcext:value-type="float">
            <text:p>8.94</text:p>
          </table:table-cell>
          <table:table-cell office:value-type="float" office:value="111.89" calcext:value-type="float">
            <text:p>111.8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0349.19" calcext:value-type="float">
            <text:p>390349.19</text:p>
          </table:table-cell>
          <table:table-cell office:value-type="float" office:value="8.33" calcext:value-type="float">
            <text:p>8.33</text:p>
          </table:table-cell>
          <table:table-cell office:value-type="float" office:value="120.04" calcext:value-type="float">
            <text:p>120.0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42.83" calcext:value-type="float">
            <text:p>42.83</text:p>
          </table:table-cell>
          <table:table-cell office:value-type="float" office:value="23.35" calcext:value-type="float">
            <text:p>23.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15776.38" calcext:value-type="float">
            <text:p>1515776.38</text:p>
          </table:table-cell>
          <table:table-cell office:value-type="float" office:value="41.52" calcext:value-type="float">
            <text:p>41.52</text:p>
          </table:table-cell>
          <table:table-cell office:value-type="float" office:value="24.08" calcext:value-type="float">
            <text:p>24.0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2528.5" calcext:value-type="float">
            <text:p>5132528.5</text:p>
          </table:table-cell>
          <table:table-cell office:value-type="float" office:value="245.2" calcext:value-type="float">
            <text:p>245.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256875.5" calcext:value-type="float">
            <text:p>5256875.5</text:p>
          </table:table-cell>
          <table:table-cell office:value-type="float" office:value="239.4" calcext:value-type="float">
            <text:p>239.4</text:p>
          </table:table-cell>
          <table:table-cell office:value-type="float" office:value="4.18" calcext:value-type="float">
            <text:p>4.1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9" office:value-type="string" calcext:value-type="string" table:number-columns-spanned="4" table:number-rows-spanned="1">
            <text:p>RM:im | WF:off | L:on | LC:1 | N:on</text:p>
          </table:table-cell>
          <table:covered-table-cell table:number-columns-repeated="3"/>
          <table:table-cell/>
          <table:table-cell table:style-name="ce9" office:value-type="string" calcext:value-type="string" table:number-columns-spanned="3" table:number-rows-spanned="1">
            <text:p>RM:im | WF:off | L:on | N:off | GLU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96" calcext:value-type="float">
            <text:p>1.96</text:p>
          </table:table-cell>
          <table:table-cell office:value-type="float" office:value="511.49" calcext:value-type="float">
            <text:p>511.49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4.53" calcext:value-type="float">
            <text:p>4.53</text:p>
          </table:table-cell>
          <table:table-cell office:value-type="float" office:value="220.56" calcext:value-type="float">
            <text:p>220.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90.73" calcext:value-type="float">
            <text:p>6090.73</text:p>
          </table:table-cell>
          <table:table-cell office:value-type="float" office:value="14.28" calcext:value-type="float">
            <text:p>14.28</text:p>
          </table:table-cell>
          <table:table-cell office:value-type="float" office:value="70.02" calcext:value-type="float">
            <text:p>70.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68.87" calcext:value-type="float">
            <text:p>23968.87</text:p>
          </table:table-cell>
          <table:table-cell office:value-type="float" office:value="51.4" calcext:value-type="float">
            <text:p>51.4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058.07" calcext:value-type="float">
            <text:p>84058.07</text:p>
          </table:table-cell>
          <table:table-cell office:value-type="float" office:value="195.17" calcext:value-type="float">
            <text:p>195.1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122.88" calcext:value-type="float">
            <text:p>267122.88</text:p>
          </table:table-cell>
          <table:table-cell office:value-type="float" office:value="736.5" calcext:value-type="float">
            <text:p>736.5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9196.69" calcext:value-type="float">
            <text:p>539196.69</text:p>
          </table:table-cell>
          <table:table-cell office:value-type="float" office:value="2918" calcext:value-type="float">
            <text:p>2918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9756.38" calcext:value-type="float">
            <text:p>539756.38</text:p>
          </table:table-cell>
          <table:table-cell office:value-type="float" office:value="11658" calcext:value-type="float">
            <text:p>1165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4" table:number-rows-spanned="1">
            <text:p>RM:va | WF:off | L:on | LC:1 | N:on</text:p>
          </table:table-cell>
          <table:covered-table-cell table:number-columns-repeated="3"/>
          <table:table-cell/>
          <table:table-cell office:value-type="float" office:value="1024" calcext:value-type="float">
            <text:p>1024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95" calcext:value-type="float">
            <text:p>1.95</text:p>
          </table:table-cell>
          <table:table-cell office:value-type="float" office:value="513.49" calcext:value-type="float">
            <text:p>513.49</text:p>
          </table:table-cell>
          <table:table-cell/>
          <table:table-cell table:style-name="ce1" office:value-type="string" calcext:value-type="string" table:number-columns-spanned="3" table:number-rows-spanned="1">
            <text:p>RM:va | WF:off | L:on | N:off | GLU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7.36" calcext:value-type="float">
            <text:p>1547.36</text:p>
          </table:table-cell>
          <table:table-cell office:value-type="float" office:value="4.56" calcext:value-type="float">
            <text:p>4.56</text:p>
          </table:table-cell>
          <table:table-cell office:value-type="float" office:value="219.34" calcext:value-type="float">
            <text:p>219.3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137" calcext:value-type="float">
            <text:p>213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13.9" calcext:value-type="float">
            <text:p>13.9</text:p>
          </table:table-cell>
          <table:table-cell office:value-type="float" office:value="71.93" calcext:value-type="float">
            <text:p>71.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489.04" calcext:value-type="float">
            <text:p>23489.04</text:p>
          </table:table-cell>
          <table:table-cell office:value-type="float" office:value="49.95" calcext:value-type="float">
            <text:p>49.95</text:p>
          </table:table-cell>
          <table:table-cell office:value-type="float" office:value="20.02" calcext:value-type="float">
            <text:p>20.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742.16" calcext:value-type="float">
            <text:p>85742.16</text:p>
          </table:table-cell>
          <table:table-cell office:value-type="float" office:value="191.33" calcext:value-type="float">
            <text:p>191.33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225.64" calcext:value-type="float">
            <text:p>252225.64</text:p>
          </table:table-cell>
          <table:table-cell office:value-type="float" office:value="780" calcext:value-type="float">
            <text:p>780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3237.78" calcext:value-type="float">
            <text:p>523237.78</text:p>
          </table:table-cell>
          <table:table-cell office:value-type="float" office:value="3007" calcext:value-type="float">
            <text:p>300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5555.81" calcext:value-type="float">
            <text:p>525555.81</text:p>
          </table:table-cell>
          <table:table-cell office:value-type="float" office:value="11973" calcext:value-type="float">
            <text:p>1197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4" table:number-rows-spanned="1">
            <text:p>RM:vbo | WF:off | L:on | LC:1 | N:on</text:p>
          </table:table-cell>
          <table:covered-table-cell table:number-columns-repeated="3"/>
          <table:table-cell/>
          <table:table-cell office:value-type="float" office:value="1024" calcext:value-type="float">
            <text:p>1024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19" calcext:value-type="float">
            <text:p>403.19</text:p>
          </table:table-cell>
          <table:table-cell office:value-type="float" office:value="1.95" calcext:value-type="float">
            <text:p>1.95</text:p>
          </table:table-cell>
          <table:table-cell office:value-type="float" office:value="511.98" calcext:value-type="float">
            <text:p>511.9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4.26" calcext:value-type="float">
            <text:p>4.26</text:p>
          </table:table-cell>
          <table:table-cell office:value-type="float" office:value="234.77" calcext:value-type="float">
            <text:p>234.7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12.83" calcext:value-type="float">
            <text:p>12.83</text:p>
          </table:table-cell>
          <table:table-cell office:value-type="float" office:value="77.92" calcext:value-type="float">
            <text:p>77.9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566.3" calcext:value-type="float">
            <text:p>24566.3</text:p>
          </table:table-cell>
          <table:table-cell office:value-type="float" office:value="45.59" calcext:value-type="float">
            <text:p>45.59</text:p>
          </table:table-cell>
          <table:table-cell office:value-type="float" office:value="21.93" calcext:value-type="float">
            <text:p>21.93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11.58" calcext:value-type="float">
            <text:p>95011.58</text:p>
          </table:table-cell>
          <table:table-cell office:value-type="float" office:value="172.67" calcext:value-type="float">
            <text:p>172.67</text:p>
          </table:table-cell>
          <table:table-cell office:value-type="float" office:value="5.79" calcext:value-type="float">
            <text:p>5.79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8680.84" calcext:value-type="float">
            <text:p>288680.84</text:p>
          </table:table-cell>
          <table:table-cell office:value-type="float" office:value="681.5" calcext:value-type="float">
            <text:p>681.5</text:p>
          </table:table-cell>
          <table:table-cell office:value-type="float" office:value="1.47" calcext:value-type="float">
            <text:p>1.47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1010.31" calcext:value-type="float">
            <text:p>581010.31</text:p>
          </table:table-cell>
          <table:table-cell office:value-type="float" office:value="2708" calcext:value-type="float">
            <text:p>2708</text:p>
          </table:table-cell>
          <table:table-cell office:value-type="float" office:value="0.37" calcext:value-type="float">
            <text:p>0.37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3285.12" calcext:value-type="float">
            <text:p>583285.12</text:p>
          </table:table-cell>
          <table:table-cell office:value-type="float" office:value="10788" calcext:value-type="float">
            <text:p>10788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9" office:value-type="string" calcext:value-type="string" table:number-columns-spanned="4" table:number-rows-spanned="1">
            <text:p>RM:im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87" calcext:value-type="float">
            <text:p>1.87</text:p>
          </table:table-cell>
          <table:table-cell office:value-type="float" office:value="534.47" calcext:value-type="float">
            <text:p>534.4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7.36" calcext:value-type="float">
            <text:p>1547.36</text:p>
          </table:table-cell>
          <table:table-cell office:value-type="float" office:value="4.38" calcext:value-type="float">
            <text:p>4.38</text:p>
          </table:table-cell>
          <table:table-cell office:value-type="float" office:value="228.32" calcext:value-type="float">
            <text:p>228.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26.98" calcext:value-type="float">
            <text:p>6126.98</text:p>
          </table:table-cell>
          <table:table-cell office:value-type="float" office:value="13.62" calcext:value-type="float">
            <text:p>13.62</text:p>
          </table:table-cell>
          <table:table-cell office:value-type="float" office:value="73.41" calcext:value-type="float">
            <text:p>73.4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15.59" calcext:value-type="float">
            <text:p>24015.59</text:p>
          </table:table-cell>
          <table:table-cell office:value-type="float" office:value="48.86" calcext:value-type="float">
            <text:p>48.86</text:p>
          </table:table-cell>
          <table:table-cell office:value-type="float" office:value="20.47" calcext:value-type="float">
            <text:p>20.4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042.93" calcext:value-type="float">
            <text:p>88042.93</text:p>
          </table:table-cell>
          <table:table-cell office:value-type="float" office:value="186.33" calcext:value-type="float">
            <text:p>186.33</text:p>
          </table:table-cell>
          <table:table-cell office:value-type="float" office:value="5.37" calcext:value-type="float">
            <text:p>5.37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9501.38" calcext:value-type="float">
            <text:p>269501.38</text:p>
          </table:table-cell>
          <table:table-cell office:value-type="float" office:value="730" calcext:value-type="float">
            <text:p>730</text:p>
          </table:table-cell>
          <table:table-cell office:value-type="float" office:value="1.37" calcext:value-type="float">
            <text:p>1.37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2356.44" calcext:value-type="float">
            <text:p>542356.44</text:p>
          </table:table-cell>
          <table:table-cell office:value-type="float" office:value="2901" calcext:value-type="float">
            <text:p>2901</text:p>
          </table:table-cell>
          <table:table-cell office:value-type="float" office:value="0.34" calcext:value-type="float">
            <text:p>0.34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8417.06" calcext:value-type="float">
            <text:p>538417.06</text:p>
          </table:table-cell>
          <table:table-cell office:value-type="float" office:value="11687" calcext:value-type="float">
            <text:p>11687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 table:number-columns-spanned="4" table:number-rows-spanned="1">
            <text:p>RM:va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79" calcext:value-type="float">
            <text:p>1.79</text:p>
          </table:table-cell>
          <table:table-cell office:value-type="float" office:value="559.44" calcext:value-type="float">
            <text:p>559.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5.82" calcext:value-type="float">
            <text:p>1545.82</text:p>
          </table:table-cell>
          <table:table-cell office:value-type="float" office:value="4.05" calcext:value-type="float">
            <text:p>4.05</text:p>
          </table:table-cell>
          <table:table-cell office:value-type="float" office:value="247.01" calcext:value-type="float">
            <text:p>247.0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57.53" calcext:value-type="float">
            <text:p>6157.53</text:p>
          </table:table-cell>
          <table:table-cell office:value-type="float" office:value="12.38" calcext:value-type="float">
            <text:p>12.38</text:p>
          </table:table-cell>
          <table:table-cell office:value-type="float" office:value="80.76" calcext:value-type="float">
            <text:p>80.7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99.8" calcext:value-type="float">
            <text:p>24299.8</text:p>
          </table:table-cell>
          <table:table-cell office:value-type="float" office:value="44.09" calcext:value-type="float">
            <text:p>44.09</text:p>
          </table:table-cell>
          <table:table-cell office:value-type="float" office:value="22.68" calcext:value-type="float">
            <text:p>22.68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650.79" calcext:value-type="float">
            <text:p>97650.79</text:p>
          </table:table-cell>
          <table:table-cell office:value-type="float" office:value="168" calcext:value-type="float">
            <text:p>168</text:p>
          </table:table-cell>
          <table:table-cell office:value-type="float" office:value="5.95" calcext:value-type="float">
            <text:p>5.9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066.22" calcext:value-type="float">
            <text:p>296066.22</text:p>
          </table:table-cell>
          <table:table-cell office:value-type="float" office:value="664.5" calcext:value-type="float">
            <text:p>664.5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97560.19" calcext:value-type="float">
            <text:p>597560.19</text:p>
          </table:table-cell>
          <table:table-cell office:value-type="float" office:value="2633" calcext:value-type="float">
            <text:p>2633</text:p>
          </table:table-cell>
          <table:table-cell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9459.5" calcext:value-type="float">
            <text:p>589459.5</text:p>
          </table:table-cell>
          <table:table-cell office:value-type="float" office:value="10675" calcext:value-type="float">
            <text:p>10675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 table:number-columns-spanned="4" table:number-rows-spanned="1">
            <text:p>RM:va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2.01" calcext:value-type="float">
            <text:p>2.01</text:p>
          </table:table-cell>
          <table:table-cell office:value-type="float" office:value="497.5" calcext:value-type="float">
            <text:p>497.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.28" calcext:value-type="float">
            <text:p>1544.28</text:p>
          </table:table-cell>
          <table:table-cell office:value-type="float" office:value="4.51" calcext:value-type="float">
            <text:p>4.51</text:p>
          </table:table-cell>
          <table:table-cell office:value-type="float" office:value="221.89" calcext:value-type="float">
            <text:p>221.8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3.67" calcext:value-type="float">
            <text:p>6163.67</text:p>
          </table:table-cell>
          <table:table-cell office:value-type="float" office:value="13.54" calcext:value-type="float">
            <text:p>13.54</text:p>
          </table:table-cell>
          <table:table-cell office:value-type="float" office:value="73.85" calcext:value-type="float">
            <text:p>73.8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396.04" calcext:value-type="float">
            <text:p>24396.04</text:p>
          </table:table-cell>
          <table:table-cell office:value-type="float" office:value="48.1" calcext:value-type="float">
            <text:p>48.1</text:p>
          </table:table-cell>
          <table:table-cell office:value-type="float" office:value="20.79" calcext:value-type="float">
            <text:p>20.79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56.73" calcext:value-type="float">
            <text:p>90056.73</text:p>
          </table:table-cell>
          <table:table-cell office:value-type="float" office:value="182.17" calcext:value-type="float">
            <text:p>182.17</text:p>
          </table:table-cell>
          <table:table-cell office:value-type="float" office:value="5.49" calcext:value-type="float">
            <text:p>5.49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5733.72" calcext:value-type="float">
            <text:p>275733.72</text:p>
          </table:table-cell>
          <table:table-cell office:value-type="float" office:value="713.5" calcext:value-type="float">
            <text:p>713.5</text:p>
          </table:table-cell>
          <table:table-cell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2643.5" calcext:value-type="float">
            <text:p>552643.5</text:p>
          </table:table-cell>
          <table:table-cell office:value-type="float" office:value="2847" calcext:value-type="float">
            <text:p>2847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52359.56" calcext:value-type="float">
            <text:p>552359.56</text:p>
          </table:table-cell>
          <table:table-cell office:value-type="float" office:value="11392" calcext:value-type="float">
            <text:p>11392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5:13:44.370571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3:38:34.033085044</meta:creation-date>
    <dc:date>2017-08-12T09:39:19.641621159</dc:date>
    <meta:editing-duration>PT48M20S</meta:editing-duration>
    <meta:editing-cycles>10</meta:editing-cycles>
    <meta:generator>LibreOffice/5.1.6.2.0$Linux_X86_64 LibreOffice_project/10$Build-2</meta:generator>
    <meta:document-statistic meta:table-count="2" meta:cell-count="922" meta:object-count="0"/>
  </office:meta>
</office:document-meta>
</file>